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</office:automatic-styles>
  <office:body>
    <office:text>
      <text:h text:style-name="Heading_20_1" text:outline-level="1"><text:bookmark-start text:name="the-foreach-loop"/>The foreach Loop<text:bookmark-end text:name="the-foreach-loop"/></text:h>
      <text:list text:style-name="L1">
        <text:list-item>
          <text:p text:style-name="P1">When writing a <text:span text:style-name="Source_Text">for</text:span> loop that accesses each element of an array once, you will end up writing code like this:</text:p>
          <text:p text:style-name="P2">for(int i = 0; i &lt; myArray.Length; i++)</text:p>
          <text:p text:style-name="P3">{</text:p>
          <text:p text:style-name="P4"><text:s text:c="4"/>&lt;do something with myArray[i]&gt;;</text:p>
          <text:p text:style-name="P5">}</text:p>
        </text:list-item>
        <text:list-item>
          <text:p text:style-name="P1">In some cases, this code has unnecessary repetition: If you are not using the counter <text:span text:style-name="Source_Text">i</text:span> for anything other than an array index, you still need to declare it, increment it, and write the condition with <text:span text:style-name="Source_Text">myArray.Length</text:span></text:p>
        </text:list-item>
        <text:list-item>
          <text:p text:style-name="P1">The <text:span text:style-name="T1">foreach loop</text:span> is a shortcut that allows you to get rid of the counter variable and the loop condition. It has this syntax:</text:p>
          <text:p text:style-name="P6">foreach(&lt;type&gt; &lt;variableName&gt; in &lt;arrayName&gt;)</text:p>
          <text:p text:style-name="P7">{</text:p>
          <text:p text:style-name="P8"><text:s text:c="4"/>&lt;do something with variable&gt;</text:p>
          <text:p text:style-name="P9">}</text:p>
          <text:list text:style-name="L2">
            <text:list-item>
              <text:p text:style-name="P10">The loop will repeat exactly as many times as there are elements in the array</text:p>
            </text:list-item>
            <text:list-item>
              <text:p text:style-name="P10">On each iteration of the loop, the variable will be assigned the next value from the array, in order</text:p>
            </text:list-item>
            <text:list-item>
              <text:p text:style-name="P10">The variable must be the same type as the array</text:p>
            </text:list-item>
          </text:list>
        </text:list-item>
        <text:list-item>
          <text:p text:style-name="P1">For example, this loop accesses each element of <text:span text:style-name="Source_Text">homeworkGrades</text:span> and computes their sum:</text:p>
          <text:p text:style-name="P11">int sum = 0;</text:p>
          <text:p text:style-name="P12">foreach(int grade in homeworkGrades)</text:p>
          <text:p text:style-name="P13">{</text:p>
          <text:p text:style-name="P14"><text:s text:c="4"/>sum += grade;</text:p>
          <text:p text:style-name="P15">}</text:p>
          <text:list text:style-name="L3">
            <text:list-item>
              <text:p text:style-name="P16">The variable <text:span text:style-name="Source_Text">grade</text:span> is declared with type <text:span text:style-name="Source_Text">int</text:span> since <text:span text:style-name="Source_Text">homeworkGrades</text:span> is an array of <text:span text:style-name="Source_Text">int</text:span></text:p>
            </text:list-item>
            <text:list-item>
              <text:p text:style-name="P16"><text:span text:style-name="Source_Text">grade</text:span> has a scope limited to the body of the loop, just like the counter variable <text:span text:style-name="Source_Text">i</text:span></text:p>
            </text:list-item>
            <text:list-item>
              <text:p text:style-name="P16">In successive iterations of the loop <text:span text:style-name="Source_Text">grade</text:span> will have the value <text:span text:style-name="Source_Text">homeworkGrades[0]</text:span>, then <text:span text:style-name="Source_Text">homeworkGrades[1]</text:span>, and so on, through <text:span text:style-name="Source_Text">homeworkGrades[homeworkGrades.Length - 1]</text:span></text:p>
            </text:list-item>
          </text:list>
        </text:list-item>
        <text:list-item>
          <text:p text:style-name="P1">A <text:span text:style-name="Source_Text">foreach</text:span> loop is <text:span text:style-name="T1">read-only</text:span> with respect to the array: The loop’s variable cannot be used to <text:span text:style-name="T2">change</text:span> any elements of the array. This code will result in an error:</text:p>
          <text:p text:style-name="P17">foreach(int grade in homeworkGrades)</text:p>
          <text:p text:style-name="P18">{</text:p>
          <text:p text:style-name="P19"><text:s text:c="4"/>grade = int.Parse(Console.ReadLine());</text:p>
          <text:p text:style-name="P20">}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3Z</meta:creation-date>
    <dc:date>2024-08-15T18:01:43Z</dc:date>
  </office:meta>
</office:document-meta>
</file>